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b110" officeooo:paragraph-rsid="000bb110"/>
    </style:style>
    <style:style style:name="P2" style:family="paragraph" style:parent-style-name="Standard">
      <style:paragraph-properties fo:text-align="start" style:justify-single-word="false"/>
      <style:text-properties style:font-name="AnjaliOldLipi" fo:font-size="26pt" officeooo:rsid="000bb110" officeooo:paragraph-rsid="000bb110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officeooo:rsid="000e2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insrechnung</text:p>
      <text:p text:style-name="P1"/>
      <text:p text:style-name="P1"><text:s text:c="4"/><text:span text:style-name="T1">Variabeln</text:span></text:p>
      <text:p text:style-name="P1"><text:s text:c="4"/>K = kapital</text:p>
      <text:p text:style-name="P1"><text:s text:c="4"/>FV = Future Value</text:p>
      <text:p text:style-name="P1"><text:s text:c="4"/>r = Zinsssatz</text:p>
      <text:p text:style-name="P1"><text:s text:c="4"/>T = Anzahl Zeitperioden</text:p>
      <text:p text:style-name="P1"><text:s text:c="4"/>d = days</text:p>
      <text:p text:style-name="P1"/>
      <text:p text:style-name="P1"><text:s text:c="4"/><text:span text:style-name="T2">Formeln</text:span></text:p>
      <text:p text:style-name="P1"><text:span text:style-name="T2"><text:s text:c="4"/></text:span><text:span text:style-name="T3">zukünftiger Wert, wenn das Kapital über ein Jahr angelegt wird</text:span></text:p>
      <text:p text:style-name="P1"><text:s text:c="4"/>FV = <text:span text:style-name="T4">K</text:span>(1 + r)</text:p>
      <text:p text:style-name="P1"><text:span text:style-name="T3"><text:s text:c="4"/>zukünftiger Wert, wenn das Kapital über "T" Jahre angelegt wird</text:span></text:p>
      <text:p text:style-name="P1"><text:s text:c="4"/>FV = K(1+r)^T</text:p>
      <text:p text:style-name="P1"><text:s text:c="4"/><text:span text:style-name="T4">Kapital K das sich angesammelt hat vor T Jahren.</text:span></text:p>
      <text:p text:style-name="P1"><text:s text:c="4"/><text:span text:style-name="T4">K = (1+r)^T / FV</text:span></text:p>
      <text:p text:style-name="P1"><text:s text:c="4"/>zukünftiger Wert, wenn das kapital über "T" Zeitperioden(in "d") angelegt wird.</text:p>
      <text:p text:style-name="P1"><text:s text:c="4"/>FV = K(1+ 360 / (r*d))^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9S</meta:editing-duration>
    <meta:editing-cycles>4</meta:editing-cycles>
    <meta:generator>LibreOffice/5.2.4.2$Windows_x86 LibreOffice_project/3d5603e1122f0f102b62521720ab13a38a4e0eb0</meta:generator>
    <dc:date>2017-01-28T16:51:05.188000000</dc:date>
    <meta:document-statistic meta:table-count="0" meta:image-count="0" meta:object-count="0" meta:page-count="1" meta:paragraph-count="16" meta:word-count="79" meta:character-count="478" meta:non-whitespace-character-count="355"/>
    <meta:user-defined meta:name="Info 1"/>
    <meta:user-defined meta:name="Info 2"/>
    <meta:user-defined meta:name="Info 3"/>
    <meta:user-defined meta:name="Info 4"/>
  </office:meta>
</office:document-meta>
</file>